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0.993cm" style:rel-column-width="3828*"/>
    </style:style>
    <style:style style:name="Tabla6.B" style:family="table-column">
      <style:table-column-properties style:column-width="16.007cm" style:rel-column-width="61707*"/>
    </style:style>
    <style:style style:name="Tabla6.A1" style:family="table-cell">
      <style:table-cell-properties fo:padding="0.097cm" fo:border-left="0.5pt solid #000000" fo:border-right="none" fo:border-top="0.5pt solid #000000" fo:border-bottom="0.5pt solid #000000" style:writing-mode="page"/>
    </style:style>
    <style:style style:name="Tabla6.B1" style:family="table-cell">
      <style:table-cell-properties fo:padding="0.097cm" fo:border="0.5pt solid #000000" style:writing-mode="page"/>
    </style:style>
    <style:style style:name="Tabla7" style:family="table">
      <style:table-properties style:width="17cm" table:align="margins"/>
    </style:style>
    <style:style style:name="Tabla7.A" style:family="table-column">
      <style:table-column-properties style:column-width="0.993cm" style:rel-column-width="3828*"/>
    </style:style>
    <style:style style:name="Tabla7.B" style:family="table-column">
      <style:table-column-properties style:column-width="16.007cm" style:rel-column-width="61707*"/>
    </style:style>
    <style:style style:name="Tabla7.A1" style:family="table-cell">
      <style:table-cell-properties fo:padding="0.097cm" fo:border-left="0.5pt solid #000000" fo:border-right="none" fo:border-top="0.5pt solid #000000" fo:border-bottom="0.5pt solid #000000" style:writing-mode="page"/>
    </style:style>
    <style:style style:name="Tabla7.B1" style:family="table-cell">
      <style:table-cell-properties fo:padding="0.097cm" fo:border="0.5pt solid #000000" style:writing-mode="page"/>
    </style:style>
    <style:style style:name="Tabla1" style:family="table">
      <style:table-properties style:width="17cm" table:align="margins"/>
    </style:style>
    <style:style style:name="Tabla1.A" style:family="table-column">
      <style:table-column-properties style:column-width="0.706cm" style:rel-column-width="2719*"/>
    </style:style>
    <style:style style:name="Tabla1.B" style:family="table-column">
      <style:table-column-properties style:column-width="16.295cm" style:rel-column-width="62816*"/>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2" style:family="table">
      <style:table-properties style:width="17cm" table:align="margins"/>
    </style:style>
    <style:style style:name="Tabla2.A" style:family="table-column">
      <style:table-column-properties style:column-width="0.706cm" style:rel-column-width="2719*"/>
    </style:style>
    <style:style style:name="Tabla2.B" style:family="table-column">
      <style:table-column-properties style:column-width="16.295cm" style:rel-column-width="62816*"/>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fo:padding="0.097cm" fo:border="0.5pt solid #000000" style:writing-mode="page"/>
    </style:style>
    <style:style style:name="Tabla3" style:family="table">
      <style:table-properties style:width="17cm" table:align="margins"/>
    </style:style>
    <style:style style:name="Tabla3.A" style:family="table-column">
      <style:table-column-properties style:column-width="0.905cm" style:rel-column-width="3488*"/>
    </style:style>
    <style:style style:name="Tabla3.B" style:family="table-column">
      <style:table-column-properties style:column-width="16.095cm" style:rel-column-width="62047*"/>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4" style:family="table">
      <style:table-properties style:width="17cm" table:align="margins"/>
    </style:style>
    <style:style style:name="Tabla4.A" style:family="table-column">
      <style:table-column-properties style:column-width="2.91cm" style:rel-column-width="11219*"/>
    </style:style>
    <style:style style:name="Tabla4.B" style:family="table-column">
      <style:table-column-properties style:column-width="3.286cm" style:rel-column-width="12667*"/>
    </style:style>
    <style:style style:name="Tabla4.C" style:family="table-column">
      <style:table-column-properties style:column-width="4.299cm" style:rel-column-width="16570*"/>
    </style:style>
    <style:style style:name="Tabla4.D" style:family="table-column">
      <style:table-column-properties style:column-width="6.505cm" style:rel-column-width="25079*"/>
    </style:style>
    <style:style style:name="Tabla4.A1" style:family="table-cell">
      <style:table-cell-properties fo:padding="0.097cm" fo:border-left="0.5pt solid #000000" fo:border-right="none" fo:border-top="0.5pt solid #000000" fo:border-bottom="0.5pt solid #000000" style:writing-mode="page"/>
    </style:style>
    <style:style style:name="Tabla4.D1" style:family="table-cell">
      <style:table-cell-properties fo:padding="0.097cm" fo:border="0.5pt solid #000000" style:writing-mode="page"/>
    </style:style>
    <style:style style:name="Tabla4.A2" style:family="table-cell">
      <style:table-cell-properties fo:padding="0.097cm" fo:border-left="0.5pt solid #000000" fo:border-right="none" fo:border-top="none" fo:border-bottom="0.5pt solid #000000" style:writing-mode="page"/>
    </style:style>
    <style:style style:name="Tabla4.D2" style:family="table-cell">
      <style:table-cell-properties fo:padding="0.097cm" fo:border-left="0.5pt solid #000000" fo:border-right="0.5pt solid #000000" fo:border-top="none" fo:border-bottom="0.5pt solid #000000" style:writing-mode="page"/>
    </style:style>
    <style:style style:name="Tabla5" style:family="table">
      <style:table-properties style:width="17cm" table:align="margins"/>
    </style:style>
    <style:style style:name="Tabla5.A" style:family="table-column">
      <style:table-column-properties style:column-width="2.91cm" style:rel-column-width="11219*"/>
    </style:style>
    <style:style style:name="Tabla5.B" style:family="table-column">
      <style:table-column-properties style:column-width="3.286cm" style:rel-column-width="12667*"/>
    </style:style>
    <style:style style:name="Tabla5.C" style:family="table-column">
      <style:table-column-properties style:column-width="4.299cm" style:rel-column-width="16570*"/>
    </style:style>
    <style:style style:name="Tabla5.D" style:family="table-column">
      <style:table-column-properties style:column-width="6.505cm" style:rel-column-width="25079*"/>
    </style:style>
    <style:style style:name="Tabla5.A1" style:family="table-cell">
      <style:table-cell-properties fo:padding="0.097cm" fo:border-left="0.5pt solid #000000" fo:border-right="none" fo:border-top="0.5pt solid #000000" fo:border-bottom="0.5pt solid #000000" style:writing-mode="page"/>
    </style:style>
    <style:style style:name="Tabla5.D1" style:family="table-cell">
      <style:table-cell-properties fo:padding="0.097cm" fo:border="0.5pt solid #000000" style:writing-mode="page"/>
    </style:style>
    <style:style style:name="Tabla5.A2" style:family="table-cell">
      <style:table-cell-properties fo:padding="0.097cm" fo:border-left="0.5pt solid #000000" fo:border-right="none" fo:border-top="none" fo:border-bottom="0.5pt solid #000000" style:writing-mode="page"/>
    </style:style>
    <style:style style:name="Tabla5.D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justify" style:justify-single-word="false" fo:break-before="page"/>
      <style:text-properties fo:language="zxx" fo:country="none" style:text-underline-style="solid" style:text-underline-width="auto" style:text-underline-color="font-color" fo:font-weight="bold" officeooo:rsid="0007a658" officeooo:paragraph-rsid="0007a658"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fo:break-before="pag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5130"/>
    </style:style>
    <style:style style:name="P5" style:family="paragraph" style:parent-style-name="Standard">
      <style:paragraph-properties fo:text-align="justify" style:justify-single-word="false"/>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6"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7" style:family="paragraph" style:parent-style-name="Standard">
      <style:text-properties fo:language="zxx" fo:country="none" officeooo:rsid="0000dfe8" officeooo:paragraph-rsid="0000dfe8" style:language-asian="zxx" style:country-asian="none" style:language-complex="zxx" style:country-complex="none"/>
    </style:style>
    <style:style style:name="P8" style:family="paragraph" style:parent-style-name="Standard">
      <style:paragraph-properties fo:text-align="end" style:justify-single-word="false"/>
      <style:text-properties fo:language="zxx" fo:country="none" officeooo:rsid="0000dfe8" officeooo:paragraph-rsid="0000dfe8" style:language-asian="zxx" style:country-asian="none" style:language-complex="zxx" style:country-complex="none"/>
    </style:style>
    <style:style style:name="P9" style:family="paragraph" style:parent-style-name="Standard">
      <style:paragraph-properties fo:text-align="end" style:justify-single-word="false"/>
      <style:text-properties fo:language="zxx" fo:country="none" officeooo:rsid="000656b9" officeooo:paragraph-rsid="000656b9"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zxx" fo:country="none" officeooo:paragraph-rsid="0007a658"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zxx" fo:country="none" officeooo:paragraph-rsid="0009dc8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zxx" fo:country="none" officeooo:paragraph-rsid="000b5130"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zxx" fo:country="none" officeooo:paragraph-rsid="000c6aa2"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paragraph-rsid="000de0da"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zxx" fo:country="none" officeooo:paragraph-rsid="000e1f5d" style:language-asian="zxx" style:country-asian="none" style:language-complex="zxx" style:country-complex="none"/>
    </style:style>
    <style:style style:name="P17"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8" style:family="paragraph" style:parent-style-name="Standard">
      <style:paragraph-properties fo:text-align="center" style:justify-single-word="false"/>
      <style:text-properties fo:language="zxx" fo:country="none" fo:font-style="italic" officeooo:rsid="0009702b" officeooo:paragraph-rsid="0009702b" style:language-asian="zxx" style:country-asian="none" style:font-style-asian="italic" style:language-complex="zxx" style:country-complex="none" style:font-style-complex="italic"/>
    </style:style>
    <style:style style:name="P19" style:family="paragraph" style:parent-style-name="Standard">
      <style:paragraph-properties fo:text-align="center" style:justify-single-word="false"/>
      <style:text-properties fo:language="zxx" fo:country="none" fo:font-style="italic" officeooo:rsid="000b5130" officeooo:paragraph-rsid="000b5130" style:language-asian="zxx" style:country-asian="none" style:font-style-asian="italic" style:language-complex="zxx" style:country-complex="none" style:font-style-complex="italic"/>
    </style:style>
    <style:style style:name="P20" style:family="paragraph" style:parent-style-name="Standard">
      <style:paragraph-properties fo:text-align="justify" style:justify-single-word="fals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21" style:family="paragraph" style:parent-style-name="Standard">
      <style:paragraph-properties fo:text-align="justify" style:justify-single-word="false"/>
      <style:text-properties fo:language="zxx" fo:country="none" fo:background-color="#ffff00" style:language-asian="zxx" style:country-asian="none" style:language-complex="zxx" style:country-complex="none"/>
    </style:style>
    <style:style style:name="P22"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00dfe8" officeooo:paragraph-rsid="0000dfe8" style:font-size-asian="18pt" style:language-asian="zxx" style:country-asian="none" style:font-weight-asian="bold" style:font-size-complex="18pt" style:language-complex="zxx" style:country-complex="none" style:font-weight-complex="bold"/>
    </style:style>
    <style:style style:name="P23" style:family="paragraph" style:parent-style-name="Standard">
      <style:paragraph-properties fo:text-align="center" style:justify-single-word="false"/>
      <style:text-properties officeooo:paragraph-rsid="000c6aa2"/>
    </style:style>
    <style:style style:name="P24" style:family="paragraph" style:parent-style-name="Standard">
      <style:paragraph-properties fo:text-align="center" style:justify-single-word="false"/>
      <style:text-properties officeooo:paragraph-rsid="000de0da"/>
    </style:style>
    <style:style style:name="P25" style:family="paragraph" style:parent-style-name="Standard">
      <style:text-properties officeooo:paragraph-rsid="000de0da"/>
    </style:style>
    <style:style style:name="P26" style:family="paragraph" style:parent-style-name="Table_20_Contents">
      <style:paragraph-properties fo:text-align="justify" style:justify-single-word="false"/>
      <style:text-properties officeooo:rsid="0009702b" officeooo:paragraph-rsid="0009702b"/>
    </style:style>
    <style:style style:name="P27" style:family="paragraph" style:parent-style-name="Table_20_Contents">
      <style:paragraph-properties fo:text-align="center" style:justify-single-word="false"/>
      <style:text-properties officeooo:rsid="000a85ab" officeooo:paragraph-rsid="000a85ab"/>
    </style:style>
    <style:style style:name="P28" style:family="paragraph" style:parent-style-name="Table_20_Contents">
      <style:paragraph-properties fo:text-align="center" style:justify-single-word="false"/>
      <style:text-properties officeooo:rsid="000a85ab" officeooo:paragraph-rsid="000b5130"/>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0a85ab"/>
    </style:style>
    <style:style style:name="P31" style:family="paragraph" style:parent-style-name="Table_20_Contents">
      <style:paragraph-properties fo:text-align="center" style:justify-single-word="false"/>
      <style:text-properties officeooo:paragraph-rsid="000b5130"/>
    </style:style>
    <style:style style:name="P32" style:family="paragraph" style:parent-style-name="Table_20_Contents">
      <style:paragraph-properties fo:text-align="center" style:justify-single-word="false"/>
      <style:text-properties fo:font-weight="bold" officeooo:rsid="000a85ab" officeooo:paragraph-rsid="000a85ab" style:font-weight-asian="bold" style:font-weight-complex="bold"/>
    </style:style>
    <style:style style:name="P33" style:family="paragraph" style:parent-style-name="Table_20_Contents">
      <style:paragraph-properties fo:text-align="center" style:justify-single-word="false"/>
      <style:text-properties fo:font-weight="bold" officeooo:rsid="000a85ab" officeooo:paragraph-rsid="000b5130" style:font-weight-asian="bold" style:font-weight-complex="bold"/>
    </style:style>
    <style:style style:name="P34" style:family="paragraph" style:parent-style-name="Table_20_Contents">
      <style:paragraph-properties fo:text-align="center" style:justify-single-word="false"/>
      <style:text-properties fo:font-weight="bold" officeooo:rsid="000b5130" officeooo:paragraph-rsid="000b5130" style:font-weight-asian="bold" style:font-weight-complex="bold"/>
    </style:style>
    <style:style style:name="P35" style:family="paragraph" style:parent-style-name="Table_20_Contents">
      <style:paragraph-properties fo:text-align="justify" style:justify-single-word="false"/>
      <style:text-properties officeooo:rsid="000de0da" officeooo:paragraph-rsid="000de0da"/>
    </style:style>
    <style:style style:name="P36" style:family="paragraph" style:parent-style-name="Standard">
      <style:paragraph-properties fo:text-align="justify" style:justify-single-word="false"/>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37" style:family="paragraph" style:parent-style-name="Standard">
      <style:paragraph-properties fo:text-align="justify" style:justify-single-word="false"/>
      <style:text-properties fo:language="zxx" fo:country="none" fo:font-weight="bold" officeooo:rsid="0002b565" officeooo:paragraph-rsid="00060125" style:language-asian="zxx" style:country-asian="none" style:font-weight-asian="bold" style:language-complex="zxx" style:country-complex="none" style:font-weight-complex="bold"/>
    </style:style>
    <style:style style:name="P38" style:family="paragraph" style:parent-style-name="Standard">
      <style:paragraph-properties fo:text-align="justify" style:justify-single-word="false"/>
      <style:text-properties fo:language="zxx" fo:country="none" officeooo:paragraph-rsid="000f2f6d" style:language-asian="zxx" style:country-asian="none" style:language-complex="zxx" style:country-complex="non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09dc89"/>
    </style:style>
    <style:style style:name="P41" style:family="paragraph" style:parent-style-name="Table_20_Contents">
      <style:paragraph-properties fo:text-align="center" style:justify-single-word="false"/>
      <style:text-properties officeooo:rsid="00126f0f" officeooo:paragraph-rsid="00126f0f"/>
    </style:style>
    <style:style style:name="T1" style:family="text">
      <style:text-properties fo:font-weight="bold" style:font-weight-asian="bold" style:font-weight-complex="bold"/>
    </style:style>
    <style:style style:name="T2" style:family="text">
      <style:text-properties fo:font-weight="bold" officeooo:rsid="0011dcdd" style:font-weight-asian="bold" style:font-weight-complex="bold"/>
    </style:style>
    <style:style style:name="T3" style:family="text">
      <style:text-properties fo:font-weight="normal" officeooo:rsid="000de0da"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07a658"/>
    </style:style>
    <style:style style:name="T6" style:family="text">
      <style:text-properties fo:background-color="#ffff00" loext:char-shading-value="0"/>
    </style:style>
    <style:style style:name="T7" style:family="text">
      <style:text-properties officeooo:rsid="000a85ab" fo:background-color="#ffff00" loext:char-shading-value="0"/>
    </style:style>
    <style:style style:name="T8" style:family="text">
      <style:text-properties officeooo:rsid="000a85ab" fo:background-color="#ffff00" loext:char-shading-value="0"/>
    </style:style>
    <style:style style:name="T9" style:family="text">
      <style:text-properties fo:background-color="#ffff00" loext:char-shading-value="0"/>
    </style:style>
    <style:style style:name="T10" style:family="text">
      <style:text-properties officeooo:rsid="0009dc89"/>
    </style:style>
    <style:style style:name="T11" style:family="text">
      <style:text-properties fo:font-style="italic" style:font-style-asian="italic" style:font-style-complex="italic"/>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a85ab" style:language-asian="zxx" style:country-asian="none" style:language-complex="zxx" style:country-complex="none"/>
    </style:style>
    <style:style style:name="T14" style:family="text">
      <style:text-properties fo:language="zxx" fo:country="none" officeooo:rsid="0010963a" style:language-asian="zxx" style:country-asian="none" style:language-complex="zxx" style:country-complex="none"/>
    </style:style>
    <style:style style:name="T15" style:family="text">
      <style:text-properties fo:language="zxx" fo:country="none" officeooo:rsid="001194de" style:language-asian="zxx" style:country-asian="none" style:language-complex="zxx" style:country-complex="none"/>
    </style:style>
    <style:style style:name="T16" style:family="text">
      <style:text-properties fo:language="zxx" fo:country="none" officeooo:rsid="0011dcdd" style:language-asian="zxx" style:country-asian="none" style:language-complex="zxx" style:country-complex="none"/>
    </style:style>
    <style:style style:name="T17" style:family="text">
      <style:text-properties fo:language="zxx" fo:country="none" officeooo:rsid="00126f0f" style:language-asian="zxx" style:country-asian="none" style:language-complex="zxx" style:country-complex="none"/>
    </style:style>
    <style:style style:name="T18" style:family="text">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19" style:family="text">
      <style:text-properties fo:language="zxx" fo:country="none" fo:font-style="normal" style:text-underline-style="solid" style:text-underline-width="auto" style:text-underline-color="font-color" fo:font-weight="bold" officeooo:rsid="000b5130"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zxx" fo:country="none" fo:font-style="italic" officeooo:rsid="0009702b" style:language-asian="zxx" style:country-asian="none" style:font-style-asian="italic" style:language-complex="zxx" style:country-complex="none" style:font-style-complex="italic"/>
    </style:style>
    <style:style style:name="T21" style:family="text">
      <style:text-properties fo:language="zxx" fo:country="none" fo:font-style="italic" officeooo:rsid="000c6aa2" style:language-asian="zxx" style:country-asian="none" style:font-style-asian="italic" style:language-complex="zxx" style:country-complex="none" style:font-style-complex="italic"/>
    </style:style>
    <style:style style:name="T22" style:family="text">
      <style:text-properties fo:language="zxx" fo:country="none" fo:font-style="italic" officeooo:rsid="000de0da" style:language-asian="zxx" style:country-asian="none" style:font-style-asian="italic" style:language-complex="zxx" style:country-complex="none" style:font-style-complex="italic"/>
    </style:style>
    <style:style style:name="T23" style:family="text">
      <style:text-properties officeooo:rsid="000a85ab"/>
    </style:style>
    <style:style style:name="T24" style:family="text">
      <style:text-properties officeooo:rsid="000c6aa2"/>
    </style:style>
    <style:style style:name="T25" style:family="text">
      <style:text-properties officeooo:rsid="000de0da"/>
    </style:style>
    <style:style style:name="T26" style:family="text">
      <style:text-properties officeooo:rsid="000f2f6d"/>
    </style:style>
    <style:style style:name="T27" style:family="text">
      <style:text-properties officeooo:rsid="0011dcdd"/>
    </style:style>
    <style:style style:name="T28" style:family="text">
      <style:text-properties officeooo:rsid="00126f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Mem<text:span text:style-name="T10">ò</text:span>ria pr<text:span text:style-name="T10">à</text:span>ctica de laboratori 2 <text:span text:style-name="T11">Computación paralela</text:span> (CPA)</text:p>
      <text:p text:style-name="P7"/>
      <text:p text:style-name="P7"/>
      <text:p text:style-name="P7"/>
      <text:p text:style-name="P7"/>
      <text:p text:style-name="P7"/>
      <text:p text:style-name="P7"/>
      <text:p text:style-name="P7"/>
      <text:p text:style-name="P7"/>
      <text:p text:style-name="P7"/>
      <text:p text:style-name="P8">Grup:</text:p>
      <text:p text:style-name="P9">Marc Strange Mongort</text:p>
      <text:p text:style-name="P8">Andreu Mut Portes</text:p>
      <text:p text:style-name="P1">0. Obtenció de les referències.</text:p>
      <text:p text:style-name="P14"><text:tab/>Per al primer fitxer, que hem anomenat restore0.c <text:s/>(no te cap canvi) hem <text:span text:style-name="T24">realitzat la següent modificació per a obtenir el temps d'execució. </text:span><text:span text:style-name="T25">Cal obtindre la diferència entre abans de la crida a la funció i després de la funció de la linea 162.</text:span></text:p>
      <text:p text:style-name="P14"/>
      <table:table table:name="Tabla6" table:style-name="Tabla6">
        <table:table-column table:style-name="Tabla6.A"/>
        <table:table-column table:style-name="Tabla6.B"/>
        <table:table-row>
          <table:table-cell table:style-name="Tabla6.A1" office:value-type="string">
            <text:p text:style-name="P35">160</text:p>
            <text:p text:style-name="P35">161</text:p>
            <text:p text:style-name="P35">162</text:p>
            <text:p text:style-name="P35">163</text:p>
          </table:table-cell>
          <table:table-cell table:style-name="Tabla6.B1" office:value-type="string">
            <text:p text:style-name="Standard">double t=omp_get_wtime();</text:p>
            <text:p text:style-name="Standard">process( w,h,a, bw,bh );</text:p>
            <text:p text:style-name="Standard">t=omp_get_wtime()-t;</text:p>
            <text:p text:style-name="Standard">printf("restore0. Tiempo: %.2f\n",t);</text:p>
          </table:table-cell>
        </table:table-row>
      </table:table>
      <text:p text:style-name="P23"><text:span text:style-name="T20">Fragment </text:span><text:span text:style-name="T21">restore0. </text:span><text:span text:style-name="T22">Obtenció temps d'execució.</text:span></text:p>
      <text:p text:style-name="P14"/>
      <text:p text:style-name="P14"><text:tab/><text:span text:style-name="T24">L'hem </text:span>compilat amb el comandament "<text:span text:style-name="T1">gcc -fopenmp -Wall -o restore0 restore0.c</text:span>", i hem executat amb "<text:span text:style-name="T1">./restore0 -i peque.ppm -o pequeOut.ppm -b 8</text:span>", el temps ha sigut de 0.05. Amb el mateix programa, per a la imatge gran, que s'executa amb "<text:span text:style-name="T1">./restore0 -i grande.ppm -o grandeOut.ppm -b 2</text:span>", el temps ha sigut de 57.22. </text:p>
      <text:p text:style-name="P10"><text:tab/>Utilitzarem aquestos temps del algorisme secuencial com a referencia per comparar amb les versions paral·leles. </text:p>
      <text:p text:style-name="P10"/>
      <text:p text:style-name="P10"/>
      <text:p text:style-name="P5">1.Desenvolupament de les versions paral·leles:</text:p>
      <text:p text:style-name="P10"/>
      <text:p text:style-name="P10"><text:tab/><text:span text:style-name="T3">Hem copiat restore0 a restore1 per tant ja mostra el temps d'execució. Ara cal incorporar que ens mostre el nombre de fils en execució, això se pot fer amb el següent fragment de codi abans de la crida de la funció.</text:span></text:p>
      <text:p text:style-name="P15"/>
      <table:table table:name="Tabla7" table:style-name="Tabla7">
        <table:table-column table:style-name="Tabla7.A"/>
        <table:table-column table:style-name="Tabla7.B"/>
        <table:table-row>
          <table:table-cell table:style-name="Tabla7.A1" office:value-type="string">
            <text:p text:style-name="P35">163</text:p>
            <text:p text:style-name="P35">164</text:p>
            <text:p text:style-name="P35">165</text:p>
            <text:p text:style-name="P35">166</text:p>
            <text:p text:style-name="P35">167</text:p>
            <text:p text:style-name="P35">168</text:p>
          </table:table-cell>
          <table:table-cell table:style-name="Tabla7.B1" office:value-type="string">
            <text:p text:style-name="P25">//Numero de hilos paralelos</text:p>
            <text:p text:style-name="P25">#pragma omp parallel</text:p>
            <text:p text:style-name="P25">if(omp_get_thread_num() == 0){ <text:s text:c="5"/></text:p>
            <text:p text:style-name="P25"><text:tab/>printf("Numero de hilos paralelos: %d\n", </text:p>
            <text:p text:style-name="P25"><text:s text:c="8"/><text:tab/>omp_get_num_threads());</text:p>
            <text:p text:style-name="P25">}</text:p>
          </table:table-cell>
        </table:table-row>
      </table:table>
      <text:p text:style-name="P24"><text:span text:style-name="T20">Fragment </text:span><text:span text:style-name="T21">restore</text:span><text:span text:style-name="T22">1</text:span><text:span text:style-name="T21">. </text:span><text:span text:style-name="T22">Obtenció nombre de fils</text:span></text:p>
      <text:p text:style-name="P10"/>
      <text:p text:style-name="P10"><text:tab/>Per a la primera versió anomenada <text:span text:style-name="T1">restore1.c</text:span>, cal paralelitzar les funcions distance i swap. </text:p>
      <text:p text:style-name="P10"/>
      <text:p text:style-name="P10"><text:tab/>Per a la <text:span text:style-name="T1">funció distance</text:span> paralelitzem l'unic bucle que conté amb la directiva "#pragma omp parallel for reduction(+:d)". </text:p>
      <text:p text:style-name="P11"><text:tab/></text:p>
      <table:table table:name="Tabla1" table:style-name="Tabla1">
        <table:table-column table:style-name="Tabla1.A"/>
        <table:table-column table:style-name="Tabla1.B"/>
        <table:table-row>
          <table:table-cell table:style-name="Tabla1.A1" office:value-type="string">
            <text:p text:style-name="P26">59</text:p>
            <text:p text:style-name="P26">60</text:p>
            <text:p text:style-name="P26">61</text:p>
            <text:p text:style-name="P26">62</text:p>
            <text:p text:style-name="P26">63</text:p>
            <text:p text:style-name="P26">64</text:p>
            <text:p text:style-name="P26">65</text:p>
            <text:p text:style-name="P26">66</text:p>
          </table:table-cell>
          <table:table-cell table:style-name="Tabla1.B1" office:value-type="string">
            <text:p text:style-name="P38">#pragma omp parallel for reduction(+:d) <text:span text:style-name="T26">schedule(runtime)</text:span></text:p>
            <text:p text:style-name="P11"><text:tab/>for ( i = 0 ; i &lt; n ; i++ ) {</text:p>
            <text:p text:style-name="P11"><text:tab/><text:tab/>j = i * stride;</text:p>
            <text:p text:style-name="P11"><text:tab/><text:tab/>r = (int)a1[j] <text:s text:c="2"/>- a2[j]; <text:s text:c="2"/>if ( r &lt; 0 ) r = -r; <text:s/>// Difference in red</text:p>
            <text:p text:style-name="P11"><text:tab/><text:tab/>g = (int)a1[j+1] - a2[j+1]; if ( g &lt; 0 ) g = -g; <text:s/>// Difference in green</text:p>
            <text:p text:style-name="P11"><text:tab/><text:tab/>b = (int)a1[j+2] - a2[j+2]; if ( b &lt; 0 ) b = -b; <text:s/>// Difference in blue</text:p>
            <text:p text:style-name="P11"><text:tab/><text:tab/>d += r + g + b;</text:p>
            <text:p text:style-name="P11"><text:tab/>}</text:p>
          </table:table-cell>
        </table:table-row>
      </table:table>
      <text:p text:style-name="P18">Fragment funció distance</text:p>
      <text:p text:style-name="P18"/>
      <text:p text:style-name="P10"><text:tab/>Hem escollit fer un reduction de la variable 'd' perqu<text:span text:style-name="T5">è é</text:span>s una variable que acumula en cada iteració els diferents fils i es retorna el valor de 'd' sumat després del bucle.</text:p>
      <text:p text:style-name="P10"/>
      <text:p text:style-name="P10"><text:soft-page-break/><text:tab/>Per a la <text:span text:style-name="T1">funció swap</text:span>, s'ha paralelitzat el bucle extern 'y'.</text:p>
      <text:p text:style-name="P10"/>
      <table:table table:name="Tabla2" table:style-name="Tabla2">
        <table:table-column table:style-name="Tabla2.A"/>
        <table:table-column table:style-name="Tabla2.B"/>
        <table:table-row>
          <table:table-cell table:style-name="Tabla2.A1" office:value-type="string">
            <text:p text:style-name="P26">80</text:p>
            <text:p text:style-name="P26">81</text:p>
            <text:p text:style-name="P26">82</text:p>
            <text:p text:style-name="P26">83</text:p>
            <text:p text:style-name="P26">84</text:p>
            <text:p text:style-name="P26">85</text:p>
            <text:p text:style-name="P26">86</text:p>
            <text:p text:style-name="P26">87</text:p>
            <text:p text:style-name="P26">88</text:p>
            <text:p text:style-name="P26">89</text:p>
            <text:p text:style-name="P26">90</text:p>
          </table:table-cell>
          <table:table-cell table:style-name="Tabla2.B1" office:value-type="string">
            <text:p text:style-name="P38">#pragma omp parallel for private(x, d, aux) <text:span text:style-name="T26">schedule(runtime)</text:span></text:p>
            <text:p text:style-name="P11"><text:tab/>for ( y = 0 ; y &lt; rh ; y++ ) {</text:p>
            <text:p text:style-name="P11"><text:tab/><text:tab/>// Swap line y of the two rectangles</text:p>
            <text:p text:style-name="P11"><text:tab/><text:tab/>d = w * y;</text:p>
            <text:p text:style-name="P11"><text:tab/><text:tab/>for ( x = 0 ; x &lt; rw ; x++ ) {</text:p>
            <text:p text:style-name="P11"><text:tab/><text:tab/><text:tab/>//Swap a single byte of the two lines</text:p>
            <text:p text:style-name="P11"><text:tab/><text:tab/><text:tab/>aux = a1[d+x];</text:p>
            <text:p text:style-name="P11"><text:tab/><text:tab/><text:tab/>a1[d+x] = a2[d+x];</text:p>
            <text:p text:style-name="P11"><text:tab/><text:tab/><text:tab/>a2[d+x] = aux;</text:p>
            <text:p text:style-name="P11"><text:tab/><text:tab/>}</text:p>
            <text:p text:style-name="P11"><text:tab/>}</text:p>
          </table:table-cell>
        </table:table-row>
      </table:table>
      <text:p text:style-name="P18">Fragment funció swap</text:p>
      <text:p text:style-name="P11"/>
      <text:p text:style-name="P10"><text:tab/>Hem fet privada la variable del bucle intern 'x' ja que s'utilitza per a càlculs interns de la posició del vector i cada fil necessita la seva pròpia còpia, a més, la 'd' perque varia segons la iteració de la 'y' i finalment la variable 'aux' del bucle intern.</text:p>
      <text:p text:style-name="P10"/>
      <text:p text:style-name="P16"><text:tab/>Després de realitzar els canvis en el fitxer, s'ha compilat i executat el codi. Hem realitzat una comprovació amb el comandament 'cmp' utilitzant la imatge resultant i la referència obtinguda en la versió secuencial i coincideixen. "cmp grandeRef.ppm grandeOut_1.ppm"</text:p>
      <text:p text:style-name="P10"/>
      <text:p text:style-name="P17">---------------</text:p>
      <text:p text:style-name="P10"><text:tab/><text:span text:style-name="T25">Copiem restore1 a restore2 per a tenir el nombre de fils i el temps de execució de la versió anterior.</text:span></text:p>
      <text:p text:style-name="P10"/>
      <text:p text:style-name="P10"><text:tab/>Per a la segona versió anomenada <text:span text:style-name="T1">restore2.c</text:span>, cal paralelitzar la funcio principal 'process', junt a la funció 'swap' ja paralelitzada en la versió anterior i cal desparalelitzar 'distance'.</text:p>
      <text:p text:style-name="P10"/>
      <text:p text:style-name="P10"><text:tab/>En quant a la <text:span text:style-name="T1">funció 'process'</text:span>, els bucles 'x' i 'y' externs no se poden paral.lelitzar perque la iteració actual depén del resultat de la iteració anterior. En canvi paralelitzarem els bucles interns 'y2' i 'x2' amb la directiva de pragma corresponent. </text:p>
      <text:p text:style-name="P11"/>
      <table:table table:name="Tabla3" table:style-name="Tabla3">
        <table:table-column table:style-name="Tabla3.A"/>
        <table:table-column table:style-name="Tabla3.B"/>
        <table:table-row>
          <table:table-cell table:style-name="Tabla3.A1" office:value-type="string">
            <text:p text:style-name="P26">106</text:p>
            <text:p text:style-name="P26">107</text:p>
            <text:p text:style-name="P26">108</text:p>
            <text:p text:style-name="P26">109</text:p>
            <text:p text:style-name="P26">110</text:p>
            <text:p text:style-name="P26">111</text:p>
            <text:p text:style-name="P26">112</text:p>
            <text:p text:style-name="P26">113</text:p>
            <text:p text:style-name="P26">114</text:p>
            <text:p text:style-name="P26">115</text:p>
            <text:p text:style-name="P26"/>
            <text:p text:style-name="P26">126</text:p>
            <text:p text:style-name="P26">127</text:p>
            <text:p text:style-name="P26">128</text:p>
            <text:p text:style-name="P26">129</text:p>
            <text:p text:style-name="P26">130</text:p>
            <text:p text:style-name="P26">131</text:p>
            <text:p text:style-name="P26"><text:soft-page-break/>132</text:p>
            <text:p text:style-name="P26">133</text:p>
            <text:p text:style-name="P26">134</text:p>
            <text:p text:style-name="P26">135</text:p>
          </table:table-cell>
          <table:table-cell table:style-name="Tabla3.B1" office:value-type="string">
            <text:p text:style-name="P38">#pragma omp parallel for private (d) <text:span text:style-name="T26">schedule(runtime)</text:span></text:p>
            <text:p text:style-name="P11"><text:tab/>for ( y2 = y ; y2 &lt; h ; y2 += bh ) {</text:p>
            <text:p text:style-name="P11"><text:tab/><text:tab/>d = distance( w, A(a,0,y-1,w), A(a,0,y2,w), 1 );</text:p>
            <text:p text:style-name="P11"><text:tab/><text:tab/>if ( d &lt; min ) {</text:p>
            <text:p text:style-name="P11"><text:tab/><text:tab/><text:tab/>#pragma omp critical</text:p>
            <text:p text:style-name="P11"><text:tab/><text:tab/><text:tab/>if ( d &lt; min ) {</text:p>
            <text:p text:style-name="P11"><text:tab/><text:tab/><text:tab/><text:tab/>min = d; my = y2;</text:p>
            <text:p text:style-name="P11"><text:tab/><text:tab/><text:tab/>} </text:p>
            <text:p text:style-name="P11"><text:tab/><text:tab/>} </text:p>
            <text:p text:style-name="P11"><text:tab/>}</text:p>
            <text:p text:style-name="P11"><text:tab/><text:span text:style-name="T5">(.....)</text:span></text:p>
            <text:p text:style-name="P11">#pragma omp parallel for private (d) <text:span text:style-name="T26">schedule(runtime)</text:span></text:p>
            <text:p text:style-name="P11"><text:tab/>for ( x2 = x ; x2 &lt; w ; x2 += bw ) {</text:p>
            <text:p text:style-name="P11"><text:tab/><text:tab/>d = distance( h, A(a,x-1,0,w), A(a,x2,0,w), w );</text:p>
            <text:p text:style-name="P11"><text:tab/><text:tab/>if ( d &lt; min ) { </text:p>
            <text:p text:style-name="P11"><text:tab/><text:tab/><text:tab/>#pragma omp critical</text:p>
            <text:p text:style-name="P11"><text:tab/><text:tab/><text:tab/>if ( d &lt; min ) { </text:p>
            <text:p text:style-name="P11"><text:soft-page-break/><text:tab/><text:tab/><text:tab/><text:tab/>min = d; mx = x2; </text:p>
            <text:p text:style-name="P11"><text:tab/><text:tab/><text:tab/>}</text:p>
            <text:p text:style-name="P11"><text:tab/><text:tab/>}</text:p>
            <text:p text:style-name="P11"><text:tab/>}</text:p>
          </table:table-cell>
        </table:table-row>
      </table:table>
      <text:p text:style-name="P18">Fragment funció process</text:p>
      <text:p text:style-name="P11"/>
      <text:p text:style-name="P10"><text:tab/>Cal tindre la variable 'd' privada perquè cada fil tinga la seva còpia pròpia. A més se necesita la directiva '#pragma omp critical' <text:span text:style-name="T10">(linies 110 i 130)</text:span> abans de modificar les variables min, my o mx. Col·locar la directiva després de la primera comprovació 'if' és per eficiència del programa. No serà necesari possar les variables 'my' i 'mx' com a privades perquè se actualitzen de una manera atòmica; la variable 'min' tampoc és necessari possar-la privada perquè s'executa el bucle 'x' una vegada ha acabat el bucle 'y'.</text:p>
      <text:p text:style-name="P10"/>
      <text:p text:style-name="P10"><text:tab/>Després de realitzar els canvis en el fitxer, s'ha compilat i executat el codi. Hem realitzat una comprovació de la imatge resultant amb la referència obtinguda en la versió secuencial i coincideixen mitjançant 'cmp'. "cmp grandeRef.ppm grandeOut_2.ppm"</text:p>
      <text:p text:style-name="P10"/>
      <text:p text:style-name="P10"/>
      <text:p text:style-name="P5">2.Estudi de prestacions:</text:p>
      <text:p text:style-name="P10"><text:span text:style-name="T6">Exercici 3:</text:span><text:tab/><text:span text:style-name="T7">Mirar S2 13/23</text:span></text:p>
      <text:p text:style-name="P10"><text:tab/>Respondre raonadament a: </text:p>
      <text:p text:style-name="P10">-Per a la paralelització del bucle 'y2' de process, creus que amb alguna planificació s'obtendria un millor equilibri de càrrega que amb un altra? Si/no? Quins? Per què?</text:p>
      <text:p text:style-name="P10"/>
      <text:p text:style-name="P10">-Suposant que 'y' de process se puguera paral·lelitzar, creus que amb alguna planificació s'obtendria un millor equilibri de càrrega que amb un altra? Si/no? Quins? Per què?</text:p>
      <text:p text:style-name="P10"/>
      <text:p text:style-name="P10"/>
      <text:p text:style-name="P20"/>
      <text:p text:style-name="P2">3.Avaluació de les prestacions amb el Kahan:</text:p>
      <text:p text:style-name="P21">Exercici 4:</text:p>
      <text:p text:style-name="P10"><text:tab/>Anem a realitzar diverses proves amb el Kahan per a les dos versions paral·les que hem desenvolupat, restore1 i restore2, utilitzant diferents configuracions. Per a ambdos casos utilitzem 16 fils.</text:p>
      <text:p text:style-name="P10"/>
      <text:p text:style-name="P6">Per una banda <text:span text:style-name="T23">les </text:span>proves amb restore1:</text:p>
      <text:p text:style-name="P10"><text:tab/>-Per a una planificació estàtica (static) amb chunk per defecte:</text:p>
      <text:p text:style-name="P10"><text:tab/><text:tab/>-El comandament del treball del Kahan es: <text:span text:style-name="T1">OMP_NUM_THREADS=16 OMP_SCHEDULE=static ./restore1 -i grande.ppm -o "" -b 2</text:span></text:p>
      <text:p text:style-name="P40"><text:span text:style-name="T12"><text:tab/><text:tab/>-Sobté un temps de: </text:span><text:span text:style-name="T16">124,35</text:span></text:p>
      <text:p text:style-name="P10"/>
      <text:p text:style-name="P10"><text:tab/>-Per a una planificació amb tamany de chunk 1 també estàtica:</text:p>
      <text:p text:style-name="P14"><text:tab/><text:tab/>-El comandament del treball del Kahan es: <text:span text:style-name="T1">OMP_NUM_THREADS=16 OMP_SCHEDULE=static,1 ./restore1 -i grande.ppm -o "" -b 2</text:span></text:p>
      <text:p text:style-name="P40"><text:span text:style-name="T12"><text:tab/><text:tab/>-Sobté un temps de: </text:span><text:span text:style-name="T17">242,61</text:span></text:p>
      <text:p text:style-name="P10"/>
      <text:p text:style-name="P10"><text:tab/>-Finalment amb una dinàmica (dynamic) i chunk per defecte:</text:p>
      <text:p text:style-name="P14"><text:tab/><text:tab/>-El comandament del treball del Kahan es: <text:span text:style-name="T1">OMP_NUM_THREADS=16 OMP_SCHEDULE=dynamic ./restore1 -i grande.ppm -o "" -b 2</text:span></text:p>
      <text:p text:style-name="P12"><text:tab/><text:tab/>-Sobté un temps de: XXXXXXX</text:p>
      <text:p text:style-name="P10"/>
      <text:p text:style-name="P10"><text:tab/>Conclusions:</text:p>
      <text:p text:style-name="P10"><text:tab/><text:tab/><text:span text:style-name="T9">XXXXXXXXXXXXXXXXXXXXXX</text:span></text:p>
      <text:p text:style-name="P10"/>
      <text:p text:style-name="P6">Per l'altra banda <text:span text:style-name="T23">les </text:span>proves amb restore 2:</text:p>
      <text:p text:style-name="P10"><text:tab/>-Per a una planificació estàtica (static) amb chunk per defecte:</text:p>
      <text:p text:style-name="P14"><text:tab/><text:tab/>-El comandament del treball del Kahan es: <text:span text:style-name="T1">OMP_NUM_THREADS=16 OMP_SCHEDULE=static ./restore2 -i grande.ppm -o "" -b 2</text:span></text:p>
      <text:p text:style-name="P40"><text:span text:style-name="T12"><text:tab/><text:tab/>-Sobté un temps de: </text:span><text:span text:style-name="T14">5,84</text:span></text:p>
      <text:p text:style-name="P10"/>
      <text:p text:style-name="P10"><text:tab/>-Per a una planificació amb tamany de chunk 1 també estàtica:</text:p>
      <text:p text:style-name="P14"><text:tab/><text:tab/>-El comandament del treball del Kahan es: <text:span text:style-name="T1">OMP_NUM_THREADS=16 OMP_SCHEDULE=static,1 ./restore2 -i grande.ppm -o "" -b 2</text:span></text:p>
      <text:p text:style-name="P40"><text:span text:style-name="T12"><text:tab/><text:tab/>-Sobté un temps de: </text:span><text:span text:style-name="T14">8,21</text:span></text:p>
      <text:p text:style-name="P10"/>
      <text:p text:style-name="P10"><text:tab/>-Finalment amb una dinàmica (dynamic) i chunk per defecte:</text:p>
      <text:p text:style-name="P14"><text:tab/><text:tab/>-El comandament del treball del Kahan es: <text:span text:style-name="T1">OMP_NUM_THREADS=16 OMP_SCHEDULE=dynamic ./restore2 -i grande.ppm -o "" -b 2</text:span></text:p>
      <text:p text:style-name="P40"><text:span text:style-name="T12"><text:tab/><text:tab/>-Sobté un temps de: </text:span><text:span text:style-name="T14">8,44</text:span></text:p>
      <text:p text:style-name="P10"/>
      <text:p text:style-name="P10"><text:tab/>Conclusions:</text:p>
      <text:p text:style-name="P3"><text:span text:style-name="T12"><text:tab/></text:span><text:span text:style-name="T15">El més ràpid és el static. La assignació estàtica de fils te menys overhead que les altres dos opcions ja que la activació i desactivació de fils se produeix en menor mesura. El dynamic per defecte te un chunk de tamany 1, per això el temps de execució és molt similar al static amb chunk 1.</text:span></text:p>
      <text:p text:style-name="P10"/>
      <text:p text:style-name="P17">---------------------</text:p>
      <text:p text:style-name="P21">Exercici 5:</text:p>
      <text:p text:style-name="P3"><text:tab/><text:span text:style-name="T23">Partint dels resultats de la secció anterior, anem a escollir </text:span><text:span text:style-name="T8">XXXXX</text:span><text:span text:style-name="T23"> per a restore1 i </text:span><text:span text:style-name="T2">static</text:span><text:span text:style-name="T23"> per a restore 2 que han sigut les planificacions que millors temps d'execució ens han donat.</text:span></text:p>
      <text:p text:style-name="P10"/>
      <text:p text:style-name="P3"><text:soft-page-break/><text:span text:style-name="T12"><text:tab/></text:span><text:span text:style-name="T13">A continuació mostrem un parell de taules que són els resultats obtesos amb distintes quantitats de fils per als dos programes.</text:span></text:p>
      <text:p text:style-name="P10"/>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2">Nombre de fils</text:p>
          </table:table-cell>
          <table:table-cell table:style-name="Tabla4.A1" office:value-type="string">
            <text:p text:style-name="P32">Temps execució</text:p>
          </table:table-cell>
          <table:table-cell table:style-name="Tabla4.A1" office:value-type="string">
            <text:p text:style-name="P34">Acceleració</text:p>
          </table:table-cell>
          <table:table-cell table:style-name="Tabla4.D1" office:value-type="string">
            <text:p text:style-name="P32">Eficiencia</text:p>
          </table:table-cell>
        </table:table-row>
        <table:table-row>
          <table:table-cell table:style-name="Tabla4.A2" office:value-type="string">
            <text:p text:style-name="P27">2</text:p>
          </table:table-cell>
          <table:table-cell table:style-name="Tabla4.A2" office:value-type="string">
            <text:p text:style-name="P29"/>
          </table:table-cell>
          <table:table-cell table:style-name="Tabla4.A2" office:value-type="string">
            <text:p text:style-name="P27">57,22 / =</text:p>
          </table:table-cell>
          <table:table-cell table:style-name="Tabla4.D2" office:value-type="string">
            <text:p text:style-name="P29">/ <text:span text:style-name="T23">2= </text:span></text:p>
          </table:table-cell>
        </table:table-row>
        <table:table-row>
          <table:table-cell table:style-name="Tabla4.A2" office:value-type="string">
            <text:p text:style-name="P27">4</text:p>
          </table:table-cell>
          <table:table-cell table:style-name="Tabla4.A2" office:value-type="string">
            <text:p text:style-name="P29"/>
          </table:table-cell>
          <table:table-cell table:style-name="Tabla4.A2" office:value-type="string">
            <text:p text:style-name="P27">57,22 / =</text:p>
          </table:table-cell>
          <table:table-cell table:style-name="Tabla4.D2" office:value-type="string">
            <text:p text:style-name="P30">/ <text:span text:style-name="T23">4= </text:span></text:p>
          </table:table-cell>
        </table:table-row>
        <table:table-row>
          <table:table-cell table:style-name="Tabla4.A2" office:value-type="string">
            <text:p text:style-name="P27">8</text:p>
          </table:table-cell>
          <table:table-cell table:style-name="Tabla4.A2" office:value-type="string">
            <text:p text:style-name="P29"/>
          </table:table-cell>
          <table:table-cell table:style-name="Tabla4.A2" office:value-type="string">
            <text:p text:style-name="P27">57,22 / =</text:p>
          </table:table-cell>
          <table:table-cell table:style-name="Tabla4.D2" office:value-type="string">
            <text:p text:style-name="P30">/ <text:span text:style-name="T23">8= </text:span></text:p>
          </table:table-cell>
        </table:table-row>
        <table:table-row>
          <table:table-cell table:style-name="Tabla4.A2" office:value-type="string">
            <text:p text:style-name="P27">16</text:p>
          </table:table-cell>
          <table:table-cell table:style-name="Tabla4.A2" office:value-type="string">
            <text:p text:style-name="P29"/>
          </table:table-cell>
          <table:table-cell table:style-name="Tabla4.A2" office:value-type="string">
            <text:p text:style-name="P27">57,22 / =</text:p>
          </table:table-cell>
          <table:table-cell table:style-name="Tabla4.D2" office:value-type="string">
            <text:p text:style-name="P30">/ <text:span text:style-name="T23">16= </text:span></text:p>
          </table:table-cell>
        </table:table-row>
        <table:table-row>
          <table:table-cell table:style-name="Tabla4.A2" office:value-type="string">
            <text:p text:style-name="P27">32</text:p>
          </table:table-cell>
          <table:table-cell table:style-name="Tabla4.A2" office:value-type="string">
            <text:p text:style-name="P29"/>
          </table:table-cell>
          <table:table-cell table:style-name="Tabla4.A2" office:value-type="string">
            <text:p text:style-name="P27">57,22 / =</text:p>
          </table:table-cell>
          <table:table-cell table:style-name="Tabla4.D2" office:value-type="string">
            <text:p text:style-name="P30">/ <text:span text:style-name="T23">32= </text:span></text:p>
          </table:table-cell>
        </table:table-row>
      </table:table>
      <text:p text:style-name="P19">Taula de restore1</text:p>
      <text:p text:style-name="P10"/>
      <text:p text:style-name="P1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3">Nombre de fils</text:p>
          </table:table-cell>
          <table:table-cell table:style-name="Tabla5.A1" office:value-type="string">
            <text:p text:style-name="P33">Temps execució</text:p>
          </table:table-cell>
          <table:table-cell table:style-name="Tabla5.A1" office:value-type="string">
            <text:p text:style-name="P34">Acceleració</text:p>
          </table:table-cell>
          <table:table-cell table:style-name="Tabla5.D1" office:value-type="string">
            <text:p text:style-name="P33">Eficiencia</text:p>
          </table:table-cell>
        </table:table-row>
        <table:table-row>
          <table:table-cell table:style-name="Tabla5.A2" office:value-type="string">
            <text:p text:style-name="P28">2</text:p>
          </table:table-cell>
          <table:table-cell table:style-name="Tabla5.A2" office:value-type="string">
            <text:p text:style-name="P31"/>
          </table:table-cell>
          <table:table-cell table:style-name="Tabla5.A2" office:value-type="string">
            <text:p text:style-name="P28">57,22 / =</text:p>
          </table:table-cell>
          <table:table-cell table:style-name="Tabla5.D2" office:value-type="string">
            <text:p text:style-name="P31">/ <text:span text:style-name="T23">2= </text:span></text:p>
          </table:table-cell>
        </table:table-row>
        <table:table-row>
          <table:table-cell table:style-name="Tabla5.A2" office:value-type="string">
            <text:p text:style-name="P28">4</text:p>
          </table:table-cell>
          <table:table-cell table:style-name="Tabla5.A2" office:value-type="string">
            <text:p text:style-name="P31"/>
          </table:table-cell>
          <table:table-cell table:style-name="Tabla5.A2" office:value-type="string">
            <text:p text:style-name="P28">57,22 / =</text:p>
          </table:table-cell>
          <table:table-cell table:style-name="Tabla5.D2" office:value-type="string">
            <text:p text:style-name="P31">/ <text:span text:style-name="T23">4= </text:span></text:p>
          </table:table-cell>
        </table:table-row>
        <table:table-row>
          <table:table-cell table:style-name="Tabla5.A2" office:value-type="string">
            <text:p text:style-name="P28">8</text:p>
          </table:table-cell>
          <table:table-cell table:style-name="Tabla5.A2" office:value-type="string">
            <text:p text:style-name="P31"/>
          </table:table-cell>
          <table:table-cell table:style-name="Tabla5.A2" office:value-type="string">
            <text:p text:style-name="P28">57,22 / =</text:p>
          </table:table-cell>
          <table:table-cell table:style-name="Tabla5.D2" office:value-type="string">
            <text:p text:style-name="P31">/ <text:span text:style-name="T23">8= </text:span></text:p>
          </table:table-cell>
        </table:table-row>
        <table:table-row>
          <table:table-cell table:style-name="Tabla5.A2" office:value-type="string">
            <text:p text:style-name="P28">16</text:p>
          </table:table-cell>
          <table:table-cell table:style-name="Tabla5.A2" office:value-type="string">
            <text:p text:style-name="P41">5,84</text:p>
          </table:table-cell>
          <table:table-cell table:style-name="Tabla5.A2" office:value-type="string">
            <text:p text:style-name="P28">57,22 / <text:span text:style-name="T28">5,84 </text:span>=</text:p>
          </table:table-cell>
          <table:table-cell table:style-name="Tabla5.D2" office:value-type="string">
            <text:p text:style-name="P31">/ <text:span text:style-name="T23">16= </text:span></text:p>
          </table:table-cell>
        </table:table-row>
        <table:table-row>
          <table:table-cell table:style-name="Tabla5.A2" office:value-type="string">
            <text:p text:style-name="P28">32</text:p>
          </table:table-cell>
          <table:table-cell table:style-name="Tabla5.A2" office:value-type="string">
            <text:p text:style-name="P31"/>
          </table:table-cell>
          <table:table-cell table:style-name="Tabla5.A2" office:value-type="string">
            <text:p text:style-name="P28">57,22 / =</text:p>
          </table:table-cell>
          <table:table-cell table:style-name="Tabla5.D2" office:value-type="string">
            <text:p text:style-name="P31">/ <text:span text:style-name="T23">32= </text:span></text:p>
          </table:table-cell>
        </table:table-row>
      </table:table>
      <text:p text:style-name="P19">Taula de restore2</text:p>
      <text:p text:style-name="P10"/>
      <text:p text:style-name="P10"/>
      <text:p text:style-name="P4"><text:span text:style-name="T19">4</text:span><text:span text:style-name="T18">. </text:span><text:span text:style-name="T19">Mostrant informació de cada fil</text:span><text:span text:style-name="T18">:</text:span></text:p>
      <text:p text:style-name="P21">Exercici 6:</text:p>
      <text:p text:style-name="P37"/>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1:24:02.392000000</meta:creation-date>
    <dc:date>2021-10-26T09:25:31.648000000</dc:date>
    <meta:editing-duration>PT1H51M52S</meta:editing-duration>
    <meta:editing-cycles>17</meta:editing-cycles>
    <meta:generator>LibreOffice/7.0.1.2$Windows_X86_64 LibreOffice_project/7cbcfc562f6eb6708b5ff7d7397325de9e764452</meta:generator>
    <meta:document-statistic meta:table-count="7" meta:image-count="0" meta:object-count="0" meta:page-count="6" meta:paragraph-count="206" meta:word-count="1430" meta:character-count="8059" meta:non-whitespace-character-count="6656"/>
  </office:meta>
</office:document-meta>
</file>